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f2b84" officeooo:paragraph-rsid="000f2b84" style:font-size-asian="31.5pt" style:font-size-complex="36pt"/>
    </style:style>
    <style:style style:name="P2" style:family="paragraph" style:parent-style-name="Standard">
      <style:text-properties fo:font-size="14pt" officeooo:rsid="000f2b84" officeooo:paragraph-rsid="000f2b84" style:font-size-asian="12.25pt" style:font-size-complex="14pt"/>
    </style:style>
    <style:style style:name="P3" style:family="paragraph" style:parent-style-name="Standard">
      <style:text-properties fo:font-size="14pt" officeooo:rsid="0011120f" officeooo:paragraph-rsid="0011120f" style:font-size-asian="12.25pt" style:font-size-complex="14pt"/>
    </style:style>
    <style:style style:name="P4" style:family="paragraph" style:parent-style-name="Standard">
      <style:text-properties fo:font-size="14pt" officeooo:rsid="0013c4ad" officeooo:paragraph-rsid="0013c4ad" style:font-size-asian="12.25pt" style:font-size-complex="14pt"/>
    </style:style>
    <style:style style:name="P5" style:family="paragraph" style:parent-style-name="Standard">
      <style:text-properties fo:font-size="14pt" officeooo:rsid="00144642" officeooo:paragraph-rsid="00144642" style:font-size-asian="12.25pt" style:font-size-complex="14pt"/>
    </style:style>
    <style:style style:name="P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36pt" officeooo:rsid="000f2b84" officeooo:paragraph-rsid="000f2b84" style:font-size-asian="31.5pt" style:font-size-complex="36pt"/>
    </style:style>
    <style:style style:name="P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0f2b84" officeooo:paragraph-rsid="000f2b84" style:font-size-asian="12.25pt" style:font-size-complex="14pt"/>
    </style:style>
    <style:style style:name="P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11120f" officeooo:paragraph-rsid="0011120f" style:font-size-asian="12.25pt" style:font-size-complex="14pt"/>
    </style:style>
    <style:style style:name="P9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13c4ad" officeooo:paragraph-rsid="0013c4ad" style:font-size-asian="12.25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y 7 problems</text:p>
      <text:p text:style-name="P1"/>
      <text:p text:style-name="P2">1)</text:p>
      <text:p text:style-name="P7"/>
      <text:p text:style-name="P2"/>
      <text:p text:style-name="P2">2) <text:s/>Extend the above program to sort the array and then find the 2nd largest and the 2nd smallest element.</text:p>
      <text:p text:style-name="P2"/>
      <text:p text:style-name="P2"/>
      <text:p text:style-name="P2">#!/bin/bash</text:p>
      <text:p text:style-name="P2"/>
      <text:p text:style-name="P2">n=11</text:p>
      <text:p text:style-name="P2">for ((i = 0; i &lt; $n; i++)); do <text:s text:c="5"/>## fill array with random values</text:p>
      <text:p text:style-name="P2"><text:s text:c="4"/>a[i]=$(($RANDOM % 990 + 10))</text:p>
      <text:p text:style-name="P2">done</text:p>
      <text:p text:style-name="P2"/>
      <text:p text:style-name="P2">for((i=0; i&lt;$n; ++i))</text:p>
      <text:p text:style-name="P2">do</text:p>
      <text:p text:style-name="P2"><text:s text:c="2"/>for((j=i+1; j&lt;$n;++j))</text:p>
      <text:p text:style-name="P2"><text:s text:c="2"/>do</text:p>
      <text:p text:style-name="P2"><text:s text:c="4"/>if[${array[i]} &lt; ${array[j]}]</text:p>
      <text:p text:style-name="P2"><text:s text:c="4"/>then</text:p>
      <text:p text:style-name="P2"><text:s text:c="6"/>a = ${array[i]}</text:p>
      <text:p text:style-name="P2"><text:s text:c="6"/>{array[i]}= ${array[j]}</text:p>
      <text:p text:style-name="P2"><text:s text:c="6"/>{array[j]} = $a</text:p>
      <text:p text:style-name="P2"/>
      <text:p text:style-name="P2"><text:s text:c="4"/>fi</text:p>
      <text:p text:style-name="P2"><text:s text:c="2"/>done</text:p>
      <text:p text:style-name="P2">done</text:p>
      <text:p text:style-name="P2"/>
      <text:p text:style-name="P2"/>
      <text:p text:style-name="P2">echo "The array is sorted in descending order"</text:p>
      <text:p text:style-name="P2"/>
      <text:p text:style-name="P2">for((i=0; i &lt; $n; ++i ))</text:p>
      <text:p text:style-name="P2">do</text:p>
      <text:p text:style-name="P2"><text:s text:c="2"/>echo ${array[i]}</text:p>
      <text:p text:style-name="P2"/>
      <text:p text:style-name="P2">done</text:p>
      <text:p text:style-name="P2"/>
      <text:p text:style-name="P2"/>
      <text:p text:style-name="P2">echo "2nd largest number is ${array[1]}"</text:p>
      <text:p text:style-name="P2"/>
      <text:p text:style-name="P2">echo "2nd smallest number is ${array[$n – 2]}"</text:p>
      <text:p text:style-name="P7"/>
      <text:p text:style-name="P2"/>
      <text:p text:style-name="P3">3)Extend the Prime Factorization Program to store all the Prime Factors of a number n into an array and finally display the output.</text:p>
      <text:p text:style-name="P3"/>
      <text:p text:style-name="P3"/>
      <text:p text:style-name="P3">#!/bin/bash</text:p>
      <text:p text:style-name="P3"/>
      <text:p text:style-name="P3"/>
      <text:p text:style-name="P3">read -p "Enter the number" n</text:p>
      <text:p text:style-name="P3"/>
      <text:p text:style-name="P3">while ((n%2 ==0))</text:p>
      <text:p text:style-name="P3">do</text:p>
      <text:p text:style-name="P3"/>
      <text:p text:style-name="P3"><text:tab/>n=$n/2</text:p>
      <text:p text:style-name="P3">done</text:p>
      <text:p text:style-name="P3"/>
      <text:p text:style-name="P3">a=$(bc &lt;&lt;&lt; "scale=0; sqrt($n)")</text:p>
      <text:p text:style-name="P3">for((i=3; i&lt;=$a; i= i+2))</text:p>
      <text:p text:style-name="P3">do</text:p>
      <text:p text:style-name="P3"><text:tab/>while(($n %$i == 0))</text:p>
      <text:p text:style-name="P3"/>
      <text:p text:style-name="P3"><text:tab/>do</text:p>
      <text:p text:style-name="P3"><text:tab/><text:tab/>#echo $i</text:p>
      <text:p text:style-name="P3"/>
      <text:p text:style-name="P3"><text:tab/><text:tab/>a[i]=$i</text:p>
      <text:p text:style-name="P3"/>
      <text:p text:style-name="P3"/>
      <text:p text:style-name="P3"><text:tab/><text:tab/>n=$n/$i</text:p>
      <text:p text:style-name="P3"/>
      <text:p text:style-name="P3"><text:tab/>done</text:p>
      <text:p text:style-name="P3">done</text:p>
      <text:p text:style-name="P3"/>
      <text:p text:style-name="P3"/>
      <text:p text:style-name="P3">echo "Prime factorization of the given number are "</text:p>
      <text:p text:style-name="P3">echo ${a[@]}</text:p>
      <text:p text:style-name="P3"/>
      <text:p text:style-name="P3">if(($n &gt; 2))</text:p>
      <text:p text:style-name="P3">then</text:p>
      <text:p text:style-name="P3"><text:tab/>echo $n</text:p>
      <text:p text:style-name="P3">fi</text:p>
      <text:p text:style-name="P3"/>
      <text:p text:style-name="P8"/>
      <text:p text:style-name="P3"/>
      <text:p text:style-name="P4">4) <text:s/>Write a Program to show Sum of three Integer adds to ZERO</text:p>
      <text:p text:style-name="P4"/>
      <text:p text:style-name="P4"/>
      <text:p text:style-name="P4"/>
      <text:p text:style-name="P4">a=(0 -1 2 -3 1)</text:p>
      <text:p text:style-name="P4"/>
      <text:p text:style-name="P4">n=4</text:p>
      <text:p text:style-name="P4"/>
      <text:p text:style-name="P4"/>
      <text:p text:style-name="P4"/>
      <text:p text:style-name="P4">for (( i=0; i&lt;$n-2; i++ ))</text:p>
      <text:p text:style-name="P4">do</text:p>
      <text:p text:style-name="P4"><text:s text:c="2"/>echo "First"</text:p>
      <text:p text:style-name="P4"><text:s text:c="2"/>for (( j=$i+1; j&lt;$n-1; j++ ))</text:p>
      <text:p text:style-name="P4"><text:s text:c="2"/>do</text:p>
      <text:p text:style-name="P4"><text:s text:c="4"/>echo "second"</text:p>
      <text:p text:style-name="P4"><text:s text:c="4"/>for (( k=$j+1; k&lt;$n; k++))</text:p>
      <text:p text:style-name="P4"><text:s text:c="4"/>do</text:p>
      <text:p text:style-name="P4"><text:s text:c="6"/>echo "third"</text:p>
      <text:p text:style-name="P4"><text:s text:c="6"/>sum=$(( ${a[$i]}+${b[$j]}+${a[$k]} ))</text:p>
      <text:p text:style-name="P4"/>
      <text:p text:style-name="P4"/>
      <text:p text:style-name="P4"><text:s text:c="6"/>if (($sum==0))</text:p>
      <text:p text:style-name="P4"><text:s text:c="6"/>then</text:p>
      <text:p text:style-name="P4"><text:s text:c="8"/>echo "one"</text:p>
      <text:p text:style-name="P4"><text:s text:c="8"/>echo ${a[i]}</text:p>
      <text:p text:style-name="P4"/>
      <text:p text:style-name="P4"><text:s text:c="8"/>echo "two"</text:p>
      <text:p text:style-name="P4"><text:s text:c="8"/>echo ${a[j]}</text:p>
      <text:p text:style-name="P4"/>
      <text:p text:style-name="P4"/>
      <text:p text:style-name="P4"><text:s text:c="8"/>echo "three"</text:p>
      <text:p text:style-name="P4"><text:s text:c="8"/>echo ${a[k]}</text:p>
      <text:p text:style-name="P4"/>
      <text:p text:style-name="P4"><text:s text:c="8"/>found=true</text:p>
      <text:p text:style-name="P4"><text:s text:c="6"/>fi</text:p>
      <text:p text:style-name="P4"><text:s text:c="4"/>done</text:p>
      <text:p text:style-name="P4"/>
      <text:p text:style-name="P4"><text:s text:c="2"/>done</text:p>
      <text:p text:style-name="P4"/>
      <text:p text:style-name="P4">done</text:p>
      <text:p text:style-name="P4"/>
      <text:p text:style-name="P4"/>
      <text:p text:style-name="P4"/>
      <text:p text:style-name="P4"/>
      <text:p text:style-name="P9"/>
      <text:p text:style-name="P4"/>
      <text:p text:style-name="P5">5) <text:s text:c="2"/>Take a range from 0 – 100, find the digits that are repeated twice like 33, 77, etc and store them in an array</text:p>
      <text:p text:style-name="P5"/>
      <text:p text:style-name="P5"/>
      <text:p text:style-name="P5"/>
      <text:p text:style-name="P5"/>
      <text:p text:style-name="P5">a=(33 77 45 77 33 56 33 48 77 19)</text:p>
      <text:p text:style-name="P5"/>
      <text:p text:style-name="P5">n=9</text:p>
      <text:p text:style-name="P5"/>
      <text:p text:style-name="P5">echo "Repeating elements are"</text:p>
      <text:p text:style-name="P5"/>
      <text:p text:style-name="P5">for (( i=0; i&lt;$n; i++ ))</text:p>
      <text:p text:style-name="P5">do</text:p>
      <text:p text:style-name="P5"><text:s text:c="2"/>for (( j=$i+1; j&lt;$n; j++ ))</text:p>
      <text:p text:style-name="P5"><text:s text:c="2"/>do</text:p>
      <text:p text:style-name="P5"><text:s text:c="4"/>if (( $((${a[$i]} == ${a[$j]} )))); then</text:p>
      <text:p text:style-name="P5"/>
      <text:p text:style-name="P5"><text:s text:c="6"/>echo ${a[i]}</text:p>
      <text:p text:style-name="P5"/>
      <text:p text:style-name="P5"><text:s text:c="4"/>fi</text:p>
      <text:p text:style-name="P5"><text:s text:c="2"/>done</text:p>
      <text:p text:style-name="P5"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2:18:00.720934010</meta:creation-date>
    <meta:generator>LibreOffice/5.1.6.2$Linux_X86_64 LibreOffice_project/10m0$Build-2</meta:generator>
    <dc:date>2020-06-14T15:49:37.683662051</dc:date>
    <meta:editing-duration>PT2H21M26S</meta:editing-duration>
    <meta:editing-cycles>4</meta:editing-cycles>
    <meta:document-statistic meta:table-count="0" meta:image-count="0" meta:object-count="0" meta:page-count="1" meta:paragraph-count="89" meta:word-count="307" meta:character-count="1785" meta:non-whitespace-character-count="1373"/>
  </office:meta>
</office:document-meta>
</file>